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0bf51" style:font-size-asian="10pt" style:font-size-complex="10pt"/>
    </style:style>
    <style:style style:name="P2" style:family="paragraph" style:parent-style-name="Standard">
      <style:text-properties fo:font-size="10pt" officeooo:rsid="0010dd48" officeooo:paragraph-rsid="0011c4a4" style:font-size-asian="10pt" style:font-size-complex="10pt"/>
    </style:style>
    <style:style style:name="P3" style:family="paragraph" style:parent-style-name="Standard">
      <style:text-properties fo:font-size="10pt" officeooo:rsid="0011c4a4" officeooo:paragraph-rsid="0011c4a4" style:font-size-asian="10pt" style:font-size-complex="10pt"/>
    </style:style>
    <style:style style:name="P4" style:family="paragraph" style:parent-style-name="Standard">
      <style:text-properties fo:font-size="10pt" officeooo:rsid="00133717" officeooo:paragraph-rsid="00133717" style:font-size-asian="10pt" style:font-size-complex="10pt"/>
    </style:style>
    <style:style style:name="P5" style:family="paragraph" style:parent-style-name="Standard">
      <style:text-properties fo:font-size="10pt" officeooo:rsid="00139595" officeooo:paragraph-rsid="00139595" style:font-size-asian="10pt" style:font-size-complex="10pt"/>
    </style:style>
    <style:style style:name="P6" style:family="paragraph" style:parent-style-name="Standard">
      <style:paragraph-properties fo:break-before="page"/>
      <style:text-properties fo:font-size="10pt" officeooo:rsid="00133717" officeooo:paragraph-rsid="0013371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e if X is a subset of Y and Y is a subset of Z, then X is a subset of Z</text:p>
      <text:p text:style-name="P1"/>
      <text:p text:style-name="P1">(ROOT</text:p>
      <text:p text:style-name="P1"><text:s text:c="2"/>(S</text:p>
      <text:p text:style-name="P1"><text:s text:c="4"/>(VP</text:p>
      <text:p text:style-name="P1"><text:s text:c="6"/>(VB Prove)</text:p>
      <text:p text:style-name="P1"><text:s text:c="6"/>(SBAR</text:p>
      <text:p text:style-name="P1"><text:s text:c="8"/>(IN if)</text:p>
      <text:p text:style-name="P1"><text:s text:c="8"/>(S</text:p>
      <text:p text:style-name="P1"><text:s text:c="10"/>(S</text:p>
      <text:p text:style-name="P1"><text:s text:c="12"/>(NP (NN X))</text:p>
      <text:p text:style-name="P1"><text:s text:c="12"/>(VP</text:p>
      <text:p text:style-name="P1"><text:s text:c="14"/>(VBZ is)</text:p>
      <text:p text:style-name="P1"><text:s text:c="14"/>(NP (NP (DT a) (NN subset)) (PP (IN of) (NP (NN Y))))))</text:p>
      <text:p text:style-name="P1"><text:s text:c="10"/>(CC and)</text:p>
      <text:p text:style-name="P1"><text:s text:c="10"/>(S</text:p>
      <text:p text:style-name="P1"><text:s text:c="12"/>(S</text:p>
      <text:p text:style-name="P1"><text:s text:c="14"/>(NP (NN Y))</text:p>
      <text:p text:style-name="P1"><text:s text:c="14"/>(VP</text:p>
      <text:p text:style-name="P1"><text:s text:c="16"/>(VBZ is)</text:p>
      <text:p text:style-name="P1"><text:s text:c="16"/>(NP (NP (DT a) (NN subset)) (PP (IN of) (NP (NN Z))))))</text:p>
      <text:p text:style-name="P1"><text:s text:c="12"/>(, ,)</text:p>
      <text:p text:style-name="P1"><text:s text:c="12"/>(RB then)</text:p>
      <text:p text:style-name="P1"><text:s text:c="12"/>(S</text:p>
      <text:p text:style-name="P1"><text:s text:c="14"/>(NP (NN X))</text:p>
      <text:p text:style-name="P1"><text:s text:c="14"/>(VP</text:p>
      <text:p text:style-name="P1"><text:s text:c="16"/>(VBZ is)</text:p>
      <text:p text:style-name="P1"><text:s text:c="16"/>(NP (NP (DT a) (NN subset)) (PP (IN of) (NP (NN Z))))))))))))</text:p>
      <text:p text:style-name="P1"/>
      <text:p text:style-name="P3">Desired form:</text:p>
      <text:p text:style-name="P3"/>
      <text:p text:style-name="P2">fof(thm1, conjecture, (</text:p>
      <text:p text:style-name="P2"><text:tab/>(subset(X, Y)</text:p>
      <text:p text:style-name="P2"><text:tab/>&amp; subset(Y, Z))</text:p>
      <text:p text:style-name="P2"><text:tab/>=&gt; subset(X, Z))</text:p>
      <text:p text:style-name="P2"/>
      <text:p text:style-name="P2"/>
      <text:p text:style-name="P2">X, Y, Z are all NN (and NP)</text:p>
      <text:p text:style-name="P2">‘is a subset of _’ is VP after NP</text:p>
      <text:p text:style-name="P6">Prove if <text:span text:style-name="T1">Y</text:span> is a <text:span text:style-name="T2">subset</text:span> of <text:span text:style-name="T1">X</text:span>, and <text:span text:style-name="T1">J</text:span> is <text:span text:style-name="T2">not in</text:span> <text:span text:style-name="T1">X</text:span>, then <text:span text:style-name="T1">J</text:span> is <text:span text:style-name="T2">not in</text:span> <text:span text:style-name="T1">Y</text:span></text:p>
      <text:p text:style-name="P4"/>
      <text:p text:style-name="P4">(ROOT</text:p>
      <text:p text:style-name="P4"><text:s text:c="2"/>(S</text:p>
      <text:p text:style-name="P4"><text:s text:c="4"/>(VP</text:p>
      <text:p text:style-name="P4"><text:s text:c="6"/>(VB Prove)</text:p>
      <text:p text:style-name="P4"><text:s text:c="6"/>(SBAR</text:p>
      <text:p text:style-name="P4"><text:s text:c="8"/>(IN if)</text:p>
      <text:p text:style-name="P4"><text:s text:c="8"/>(S</text:p>
      <text:p text:style-name="P4"><text:s text:c="10"/>(S</text:p>
      <text:p text:style-name="P4"><text:s text:c="12"/>(S</text:p>
      <text:p text:style-name="P4"><text:s text:c="14"/>(NP (NN Y))</text:p>
      <text:p text:style-name="P4"><text:s text:c="14"/>(VP</text:p>
      <text:p text:style-name="P4"><text:s text:c="16"/>(VBZ is)</text:p>
      <text:p text:style-name="P4"><text:s text:c="16"/>(NP (NP (DT a) (NN subset)) (PP (IN of) (NP (NN X))))))</text:p>
      <text:p text:style-name="P4"><text:s text:c="12"/>(, ,)</text:p>
      <text:p text:style-name="P4"><text:s text:c="12"/>(CC and)</text:p>
      <text:p text:style-name="P4"><text:s text:c="12"/>(S</text:p>
      <text:p text:style-name="P4"><text:s text:c="14"/>(NP (NN J))</text:p>
      <text:p text:style-name="P4"><text:s text:c="14"/>(VP (VBZ is) (RB not) (PP (IN in) (NP (NN X))))))</text:p>
      <text:p text:style-name="P4"><text:s text:c="10"/>(, ,)</text:p>
      <text:p text:style-name="P4"><text:s text:c="10"/>(RB then)</text:p>
      <text:p text:style-name="P4"><text:s text:c="10"/>(S</text:p>
      <text:p text:style-name="P4"><text:s text:c="12"/>(NP (NN J))</text:p>
      <text:p text:style-name="P4"><text:s text:c="12"/>(VP (VBZ is) (RB not) (PP (IN in) (NP (NN Y))))))))))</text:p>
      <text:p text:style-name="P4"/>
      <text:p text:style-name="P5">NN Y</text:p>
      <text:p text:style-name="P5">NN subset</text:p>
      <text:p text:style-name="P5">NN X</text:p>
      <text:p text:style-name="P5">NN J</text:p>
      <text:p text:style-name="P5">RB not</text:p>
      <text:p text:style-name="P5">IN in</text:p>
      <text:p text:style-name="P5">NN X</text:p>
      <text:p text:style-name="P5">NN J</text:p>
      <text:p text:style-name="P5">RB not</text:p>
      <text:p text:style-name="P5">IN in</text:p>
      <text:p text:style-name="P5">NN 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9:56.916997693</meta:creation-date>
    <dc:date>2018-11-11T18:22:21.838515201</dc:date>
    <meta:editing-duration>PT43M43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2" meta:paragraph-count="69" meta:word-count="234" meta:character-count="1428" meta:non-whitespace-character-count="742"/>
  </office:meta>
</office:document-meta>
</file>